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2.448cm" table:align="left" style:writing-mode="lr-tb"/>
    </style:style>
    <style:style style:name="Tableau1.A" style:family="table-column">
      <style:table-column-properties style:column-width="12.367cm"/>
    </style:style>
    <style:style style:name="Tableau1.B" style:family="table-column">
      <style:table-column-properties style:column-width="0.041cm"/>
    </style:style>
    <style:style style:name="Tableau1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size="18pt" style:font-size-asian="18pt" style:font-size-complex="18pt"/>
    </style:style>
    <style:style style:name="P7" style:family="paragraph" style:parent-style-name="Standard">
      <style:paragraph-properties fo:margin-top="0cm" fo:margin-bottom="0cm" fo:line-height="100%"/>
      <style:text-properties fo:font-size="16pt" style:font-size-asian="16pt" style:font-size-complex="16pt"/>
    </style:style>
    <style:style style:name="P8" style:family="paragraph" style:parent-style-name="Standard">
      <style:paragraph-properties fo:margin-top="0cm" fo:margin-bottom="0cm" fo:line-height="100%" fo:background-color="#ffff99">
        <style:background-image/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margin-top="0cm" fo:margin-bottom="0cm" fo:line-height="100%" fo:background-color="#ffff99">
        <style:background-image/>
      </style:paragraph-properties>
    </style:style>
    <style:style style:name="P10" style:family="paragraph" style:parent-style-name="Text_20_body">
      <style:paragraph-properties fo:margin-top="0cm" fo:margin-bottom="0cm"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3" style:family="paragraph" style:parent-style-name="Standard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fo:background-color="#ffff99" style:font-size-asian="11pt" style:font-size-complex="11pt"/>
    </style:style>
    <style:style style:name="P14" style:family="paragraph" style:parent-style-name="Standard">
      <style:paragraph-properties fo:margin-left="0.529cm" fo:margin-right="0cm" fo:line-height="130%" fo:orphans="2" fo:widows="2" fo:text-indent="0cm" style:auto-text-indent="false" fo:background-color="#ffff99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/>
    </style:style>
    <style:style style:name="P15" style:family="paragraph" style:parent-style-name="Text_20_body">
      <style:paragraph-properties fo:margin-left="0.529cm" fo:margin-right="0cm" fo:line-height="130%" fo:orphans="2" fo:widows="2" fo:text-indent="0cm" style:auto-text-indent="false" fo:background-color="#ffff99">
        <style:background-image/>
      </style:paragraph-properties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.529cm" fo:margin-right="0cm" fo:margin-top="0cm" fo:margin-bottom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7" style:family="paragraph" style:parent-style-name="Text_20_body">
      <style:paragraph-properties fo:margin-left="0.529cm" fo:margin-right="0cm" fo:margin-top="0cm" fo:margin-bottom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fo:background-color="#ffff99" style:font-size-asian="11pt" style:font-size-complex="11pt"/>
    </style:style>
    <style:style style:name="P18" style:family="paragraph" style:parent-style-name="Text_20_body">
      <style:paragraph-properties fo:margin-left="0.529cm" fo:margin-right="0cm" fo:margin-top="0cm" fo:margin-bottom="0cm" fo:line-height="130%" fo:orphans="2" fo:widows="2" fo:text-indent="0cm" style:auto-text-indent="false" fo:background-color="#ffff99">
        <style:background-image/>
      </style:paragraph-properties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9" style:family="paragraph" style:parent-style-name="Text_20_body">
      <style:paragraph-properties fo:margin-left="0.529cm" fo:margin-right="0cm" fo:margin-top="0cm" fo:margin-bottom="0cm" fo:line-height="130%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0" style:family="paragraph" style:parent-style-name="Text_20_body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P21" style:family="paragraph" style:parent-style-name="Text_20_body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2" style:family="paragraph" style:parent-style-name="Text_20_body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8pt" fo:letter-spacing="normal" fo:font-style="normal" fo:font-weight="normal" style:font-size-asian="18pt" style:font-size-complex="18pt"/>
    </style:style>
    <style:style style:name="P23" style:family="paragraph" style:parent-style-name="Text_20_body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paragraph-properties fo:text-align="start" style:justify-single-word="false" fo:padding-left="0cm" fo:padding-right="0cm" fo:padding-top="0cm" fo:padding-bottom="0.106cm" fo:border-left="none" fo:border-right="none" fo:border-top="none" fo:border-bottom="0.002cm solid #cccccc"/>
      <style:text-properties fo:font-size="12pt" style:font-size-asian="12pt" style:font-size-complex="12pt"/>
    </style:style>
    <style:style style:name="P26" style:family="paragraph" style:parent-style-name="Text_20_body">
      <style:paragraph-properties fo:line-height="130%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27" style:family="paragraph" style:parent-style-name="Text_20_body">
      <style:paragraph-properties fo:line-height="130%" fo:orphans="2" fo:widows="2"/>
      <style:text-properties fo:font-size="18pt" style:font-size-asian="18pt" style:font-size-complex="18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fo:background-color="#ffff99">
        <style:background-image/>
      </style:paragraph-properties>
    </style:style>
    <style:style style:name="P32" style:family="paragraph" style:parent-style-name="Standard" style:master-page-name="Standard">
      <style:paragraph-properties fo:margin-top="0cm" fo:margin-bottom="0cm" fo:line-height="100%" style:page-number="auto"/>
    </style:style>
    <style:style style:name="P33" style:family="paragraph" style:parent-style-name="Standard" style:list-style-name="L1">
      <style:paragraph-properties fo:margin-top="0cm" fo:margin-bottom="0cm" fo:line-height="100%"/>
    </style:style>
    <style:style style:name="P34" style:family="paragraph" style:parent-style-name="Standard" style:list-style-name="L1">
      <style:paragraph-properties fo:margin-top="0cm" fo:margin-bottom="0cm" fo:line-height="100%"/>
      <style:text-properties fo:font-variant="normal" fo:text-transform="none" fo:color="#000000" style:font-name="arial" fo:font-size="10.5pt" fo:letter-spacing="normal" fo:font-style="normal" fo:font-weight="normal"/>
    </style:style>
    <style:style style:name="P35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0.5pt" fo:letter-spacing="normal" fo:font-style="normal" fo:font-weight="bold"/>
    </style:style>
    <style:style style:name="P36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37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9pt" fo:letter-spacing="normal" fo:font-style="normal" fo:font-weight="normal"/>
    </style:style>
    <style:style style:name="P38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P39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4">
      <style:paragraph-properties fo:margin-top="0cm" fo:margin-bottom="0cm" fo:line-height="100%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41" style:family="paragraph" style:parent-style-name="Standard">
      <style:paragraph-properties fo:margin-top="0cm" fo:margin-bottom="0cm" fo:line-height="100%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2" style:family="paragraph" style:parent-style-name="Standard">
      <style:paragraph-properties fo:margin-top="0cm" fo:margin-bottom="0cm" fo:line-height="100%" fo:background-color="#ffff99">
        <style:background-image/>
      </style:paragraph-properties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3" style:family="paragraph" style:parent-style-name="Standard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44" style:family="paragraph" style:parent-style-name="Text_20_body" style:list-style-name="L3">
      <style:paragraph-properties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5" style:family="paragraph" style:parent-style-name="Text_20_body" style:list-style-name="L5">
      <style:paragraph-properties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6" style:family="paragraph" style:parent-style-name="Text_20_body" style:list-style-name="L4">
      <style:paragraph-properties fo:line-height="130%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47" style:family="paragraph" style:parent-style-name="Text_20_body" style:list-style-name="L5">
      <style:paragraph-properties fo:line-height="130%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48" style:family="paragraph" style:parent-style-name="Text_20_body" style:list-style-name="L2">
      <style:paragraph-properties fo:margin-left="0.529cm" fo:margin-right="0cm" fo:margin-top="0cm" fo:margin-bottom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49" style:family="paragraph" style:parent-style-name="Text_20_body" style:list-style-name="L2">
      <style:paragraph-properties fo:margin-left="0.529cm" fo:margin-right="0cm" fo:line-height="130%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0" style:family="paragraph" style:parent-style-name="Text_20_body">
      <style:paragraph-properties fo:margin-left="0.529cm" fo:margin-right="0cm" fo:line-height="130%" fo:orphans="2" fo:widows="2" fo:text-indent="0cm" style:auto-text-indent="false"/>
    </style:style>
    <style:style style:name="P51" style:family="paragraph" style:parent-style-name="Text_20_body">
      <style:paragraph-properties fo:margin-left="0.529cm" fo:margin-right="0cm" fo:line-height="130%" fo:orphans="2" fo:widows="2" fo:text-indent="0cm" style:auto-text-indent="false"/>
      <style:text-properties fo:font-size="14pt" style:font-size-asian="14pt" style:font-size-complex="14pt"/>
    </style:style>
    <style:style style:name="P52" style:family="paragraph" style:parent-style-name="Text_20_body" style:list-style-name="L3">
      <style:paragraph-properties fo:margin-top="0cm" fo:margin-bottom="0cm" fo:line-height="130%"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53" style:family="paragraph" style:parent-style-name="Text_20_body" style:list-style-name="L3">
      <style:paragraph-properties fo:margin-top="0cm" fo:margin-bottom="0cm"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4" style:family="paragraph" style:parent-style-name="Text_20_body" style:list-style-name="L4">
      <style:paragraph-properties fo:margin-top="0cm" fo:margin-bottom="0cm"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5" style:family="paragraph" style:parent-style-name="Text_20_body" style:list-style-name="L5">
      <style:paragraph-properties fo:margin-top="0cm" fo:margin-bottom="0cm" fo:line-height="130%" fo:orphans="2" fo:widows="2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6" style:family="paragraph" style:parent-style-name="Text_20_body" style:list-style-name="L5">
      <style:paragraph-properties fo:margin-top="0cm" fo:margin-bottom="0cm" fo:line-height="130%" fo:orphans="2" fo:widows="2" fo:background-color="#ffff99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pt" fo:letter-spacing="normal" fo:font-style="normal" fo:font-weight="bold"/>
    </style:style>
    <style:style style:name="T4" style:family="text">
      <style:text-properties fo:font-variant="normal" fo:text-transform="none" fo:color="#000000" style:font-name="arial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.5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7">Objectif de cet atelier : </text:p>
      <text:p text:style-name="P7"/>
      <text:p text:style-name="P7">Identifier les erreurs à ne pas faire dans un CV</text:p>
      <text:p text:style-name="P7"/>
      <text:p text:style-name="P7">Comprendre l'importance du CV dans votre recherche d'emploi</text:p>
      <text:p text:style-name="P2"/>
      <text:p text:style-name="P7">Qu'est qu'un CV ?</text:p>
      <text:p text:style-name="P1"/>
      <text:list xml:id="list9035882701042873473" text:style-name="L1">
        <text:list-item>
          <text:p text:style-name="P34"><text:bookmark text:name="screen4_item4"/>C'est un outil de communication</text:p>
        </text:list-item>
        <text:list-item>
          <text:p text:style-name="P34"><text:bookmark text:name="screen4_item6"/><text:bookmark text:name="screen4_item5"/>Il doit être un document clair, concis, lisible et agréable à lire </text:p>
        </text:list-item>
        <text:list-item>
          <text:p text:style-name="P34">Il doit présenter des éléments pertinents pour décrocher un entretien</text:p>
        </text:list-item>
        <text:list-item>
          <text:p text:style-name="P33"><text:span text:style-name="T1">Il doit présenter le détail de vos activités professionnelles passées</text:span> </text:p>
          <text:p text:style-name="P33"/>
        </text:list-item>
      </text:list>
      <text:p text:style-name="P1"/>
      <text:p text:style-name="P1"/>
      <text:p text:style-name="P1"/>
      <text:p text:style-name="P1"><text:bookmark text:name="questionnaire"/>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5">Je pense qu’un CV doit contenir le maximum d’informations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Le CV va permettre à l’employeur de décider de m’embaucher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J’utilise toujours le même modèle de CV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Un bon CV doit faire au moins deux pages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Je pense que mon CV doit être original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Le CV doit permettre d’anticiper toutes les questions que pourrait se poser l’employeur</text:p>
          </table:table-cell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Pour faire mon CV, je peux recopier le CV d’un ami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Un CV doit obligatoirement comporter une photo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La situation familiale et l’âge sont des éléments déterminants pour l’employeur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</table:table-row>
        <table:table-row>
          <table:table-cell table:style-name="Tableau1.A1" office:value-type="string">
            <text:p text:style-name="P25">Un CV doit comporter une rubrique « loisirs »</text:p>
          </table:table-cell>
          <table:table-cell table:number-columns-spanned="2" office:value-type="string">
            <text:p text:style-name="P24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3">Quelles sont les rubriques qui sont indispensables <text:s/>sur un CV</text:p>
      <text:p text:style-name="P21"/>
      <text:p text:style-name="P21">Etat civil</text:p>
      <text:p text:style-name="P21">Titre du poste</text:p>
      <text:p text:style-name="P21">Expérience professionnelle</text:p>
      <text:p text:style-name="P21">Formation / Diplôme / Connaissances</text:p>
      <text:p text:style-name="P21">Objectif professionnel</text:p>
      <text:p text:style-name="P16">Informations complémentai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« Les erreurs à éviter »</text:p>
      <text:p text:style-name="P3"/>
      <text:p text:style-name="P3"/>
      <text:p text:style-name="P1"/>
      <text:p text:style-name="P36"><text:bookmark text:name="screen5_item2"/>Stéphanie BENON<text:line-break/>6, rue Berthold<text:line-break/>21000 Dijon<text:line-break/>Tél. : 06********</text:p>
      <text:p text:style-name="P36">stephaniebenon@yahoo.fr</text:p>
      <text:p text:style-name="P36"/>
      <text:p text:style-name="P37"/>
      <text:p text:style-name="P37"/>
      <text:p text:style-name="P1"><text:span text:style-name="T2"><text:line-break/></text:span><text:bookmark text:name="screen5_item3"/><text:span text:style-name="T5">Formation</text:span></text:p>
      <text:p text:style-name="P38"/>
      <text:list xml:id="list1286650410042172968" text:style-name="L2">
        <text:list-item>
          <text:p text:style-name="P48"><text:bookmark text:name="screen5_item4_list1"/><text:bookmark text:name="screen5_item4"/><text:s/>BAC G2 en 1997</text:p>
          <text:p text:style-name="P48"/>
        </text:list-item>
        <text:list-item>
          <text:p text:style-name="P49"><text:bookmark text:name="screen5_item4_list2"/><text:s/>Stage AFPA de secrétaire Bureautique TTX Word VI de novembre 2004 à avril <text:s text:c="3"/>2005 21000 Dijon</text:p>
          <text:p text:style-name="P49"/>
        </text:list-item>
      </text:list>
      <text:p text:style-name="P29"><text:bookmark text:name="screen5_item5"/>Expérience professionnelle</text:p>
      <text:p text:style-name="P29"/>
      <text:list xml:id="list7672129774613105337" text:style-name="L3">
        <text:list-item>
          <text:p text:style-name="P52"><text:bookmark text:name="screen5_item6_list1"/><text:bookmark text:name="screen5_item6"/>2<text:span text:style-name="T7">010 à 2013 : secrétaire polyvalente chez « Auto 5000 » 21000 Dijon.</text:span></text:p>
          <text:p text:style-name="P53"/>
        </text:list-item>
        <text:list-item>
          <text:p text:style-name="P53"><text:bookmark text:name="screen5_item6_list2"/>2005 à 2010 : secrétaire bureautique chez « Import Export Orient » 21000 Dijon.</text:p>
          <text:p text:style-name="P53"/>
        </text:list-item>
        <text:list-item>
          <text:p text:style-name="P53"><text:bookmark text:name="screen5_item6_list3"/>2001 à 2004 : secrétaire chez BIS intérim et ECCO Intérim.</text:p>
          <text:p text:style-name="P53"/>
        </text:list-item>
        <text:list-item>
          <text:p text:style-name="P53"><text:bookmark text:name="screen5_item6_list4"/>2000 à 2001 : secrétaire chez Maître G…, avocat à la cour, 21000 Dijon.</text:p>
          <text:p text:style-name="P53"/>
        </text:list-item>
        <text:list-item>
          <text:p text:style-name="P53"><text:bookmark text:name="screen5_item6_list5"/>1998 à 2000 : secrétaire Collège Jean-Jaurès, 94000 Saint-Maur.</text:p>
          <text:p text:style-name="P53"/>
        </text:list-item>
        <text:list-item>
          <text:p text:style-name="P44"><text:bookmark text:name="screen5_item6_list6"/>1997 à 1998 : secrétaire garage BX, 78000 Mantes-la-Jolie.</text:p>
        </text:list-item>
      </text:list>
      <text:p text:style-name="P29"><text:bookmark text:name="screen5_item7"/>Divers</text:p>
      <text:list xml:id="list7539583879238156720" text:style-name="L4">
        <text:list-item>
          <text:p text:style-name="P54"><text:bookmark text:name="screen5_item8_list1"/><text:bookmark text:name="screen5_item8"/>34 ans, célibataire sans enfant.</text:p>
          <text:p text:style-name="P54"/>
        </text:list-item>
        <text:list-item>
          <text:p text:style-name="P54"><text:bookmark text:name="screen5_item8_list2"/>Notions d’anglais.</text:p>
          <text:p text:style-name="P54"/>
        </text:list-item>
        <text:list-item>
          <text:p text:style-name="P54"><text:bookmark text:name="screen5_item8_list3"/>Permis VL.</text:p>
          <text:p text:style-name="P54"/>
        </text:list-item>
        <text:list-item>
          <text:p text:style-name="P46"><text:bookmark text:name="screen5_item8_list4"/><text:span text:style-name="T7">Disponible immédiatement pour un poste de secrétaire</text:span>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 Le CV « à problèmes »</text:p>
      <text:p text:style-name="P1"><text:bookmark text:name="screen6x01_item2"/><text:span text:style-name="T2"><text:line-break/></text:span><text:span text:style-name="T6">Jean PATRICK</text:span></text:p>
      <text:p text:style-name="P36"><text:bookmark text:name="screen6x01_item2a"/>12 rue de la Pépinière</text:p>
      <text:p text:style-name="P36"><text:bookmark text:name="screen6x01_item2b"/>77200 TORCY</text:p>
      <text:p text:style-name="P36"><text:bookmark text:name="screen6x01_item2c"/>Tél. : 06********</text:p>
      <text:p text:style-name="P8"><text:bookmark text:name="screen6x01_item2d"/><text:span text:style-name="T4">Etat civil : en instance de divorce, 2 enfants à charge</text:span><text:bookmark text:name="screen6x01_item2e"/><text:span text:style-name="T4">50 ans</text:span></text:p>
      <text:p text:style-name="P42"/>
      <text:p text:style-name="P36"/>
      <text:p text:style-name="P1"><text:a xlink:type="simple" xlink:href="mailto:patoulove@yahoo.fr" text:style-name="Internet_20_link" text:visited-style-name="Visited_20_Internet_20_Link"><text:span text:style-name="T6"/></text:a></text:p>
      <text:p text:style-name="P9"><text:a xlink:type="simple" xlink:href="mailto:patoulove@yahoo.fr" text:style-name="Internet_20_link" text:visited-style-name="Visited_20_Internet_20_Link"><text:span text:style-name="T6">patoulove@yahoo.fr</text:span></text:a></text:p>
      <text:p text:style-name="P41"/>
      <text:list xml:id="list33597517" text:continue-numbering="true" text:style-name="L4">
        <text:list-header>
          <text:p text:style-name="P40"/>
        </text:list-header>
      </text:list>
      <text:p text:style-name="P39"><text:bookmark text:name="screen6x01_item3"/>Formation</text:p>
      <text:p text:style-name="P35"/>
      <text:p text:style-name="P35"/>
      <text:p text:style-name="P21"><text:bookmark text:name="screen6x01_item4_list1"/><text:bookmark text:name="screen6x01_item4"/>CAP mécanicien auto en 1974</text:p>
      <text:p text:style-name="P21"/>
      <text:p text:style-name="P28">Expérience professionnelle</text:p>
      <text:p text:style-name="P28"/>
      <text:p text:style-name="P16"><text:bookmark text:name="screen6x01_item6_list1"/><text:bookmark text:name="screen6x01_item6"/>1989 à 2012 : Diverses missions d’intérim comme P2 ou P3</text:p>
      <text:p text:style-name="P16"/>
      <text:p text:style-name="P18"><text:bookmark text:name="screen6x01_item6_list2"/>1987 à 1988 : Inscription à Pôle Emploi</text:p>
      <text:p text:style-name="P19"/>
      <text:p text:style-name="P16"><text:bookmark text:name="screen6x01_item6_list3"/>1986 à 1987 : Mécanicien P3 sur Citroën « Garage de Vincennes » 75012 PARIS</text:p>
      <text:p text:style-name="P16"/>
      <text:p text:style-name="P16"><text:bookmark text:name="screen6x01_item6_list4"/>1985 à 1986 : Mécanicien P2 sur Volvo « Garage Pal », PARIS 75015</text:p>
      <text:p text:style-name="P16"/>
      <text:p text:style-name="P16"><text:bookmark text:name="screen6x01_item6_list5"/>1983 à 1985 : Inscription à Pôle Emploi</text:p>
      <text:p text:style-name="P16"/>
      <text:p text:style-name="P21"><text:bookmark text:name="screen6x01_item6_list6"/>1978 à 1983 : Mécanicien auto P1, P2, « Garage de la Plaine » 93000 Plaine-St-Denis</text:p>
      <text:p text:style-name="P30"><text:bookmark text:name="screen6x01_item7"/>Divers</text:p>
      <text:p text:style-name="P17"><text:bookmark text:name="screen6x01_item8_list1"/><text:bookmark text:name="screen6x01_item8"/>Permis VL, permis suspendu 6 mois</text:p>
      <text:p text:style-name="P17"/>
      <text:p text:style-name="P15"><text:bookmark text:name="screen6x01_item8_list2"/>Disponible dans 3 mois</text:p>
      <text:p text:style-name="P36"/>
      <text:p text:style-name="P36"/>
      <text:p text:style-name="P36"/>
      <text:p text:style-name="P36"/>
      <text:p text:style-name="Standard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"><text:soft-page-break/>Le CV « débutant »</text:p>
      <text:p text:style-name="Standard"/>
      <text:p text:style-name="P36"><text:bookmark text:name="screen6x02_item2"/>Mimouni Laurent </text:p>
      <text:p text:style-name="P36">26 ans</text:p>
      <text:p text:style-name="P36"><text:bookmark text:name="screen6x02_item2a"/>15 rue des Petites Ecuries</text:p>
      <text:p text:style-name="P36"><text:bookmark text:name="screen6x02_item2b"/>59000 LILLE</text:p>
      <text:p text:style-name="P42"><text:bookmark text:name="screen6x02_item2c"/>Nationalité française</text:p>
      <text:p text:style-name="P36"><text:bookmark text:name="screen6x02_item2d"/>Célibataire</text:p>
      <text:p text:style-name="P36"/>
      <text:p text:style-name="P36"><text:bookmark text:name="screen6x02_item2e"/>Tél. : 06******** </text:p>
      <text:p text:style-name="P4"><text:a xlink:type="simple" xlink:href="mailto:mimouni.laurent@gmail.com" text:style-name="Internet_20_link" text:visited-style-name="Visited_20_Internet_20_Link"><text:span text:style-name="T4">mimouni.laurent@gmail.com</text:span></text:a></text:p>
      <text:p text:style-name="P36"/>
      <text:p text:style-name="P36"/>
      <text:p text:style-name="P5"><text:bookmark text:name="screen6x02_item3"/>Formation</text:p>
      <text:p text:style-name="P5"/>
      <text:p text:style-name="P16"><text:bookmark text:name="screen6x02_item4_list1"/><text:bookmark text:name="screen6x02_item4"/>2013 - 2010 - Licence de Communication audiovisuelle numérique (CIAM) Lille (59)</text:p>
      <text:p text:style-name="P16"/>
      <text:p text:style-name="P16"><text:bookmark text:name="screen6x02_item4_list2"/>2009 - 2010 - Licence de Physique. Option cristallographie. Valenciennes (59)</text:p>
      <text:p text:style-name="P16"/>
      <text:p text:style-name="P18"><text:bookmark text:name="screen6x02_item4_list3"/>2007 – Baccalauréat série S. Lycée Auguste Comte. Maubeuge (59)</text:p>
      <text:p text:style-name="P16"/>
      <text:p text:style-name="P15"><text:bookmark text:name="screen6x02_item4_list4"/>2004 – BEPC. Collège Renoir. Maubeuge (59)</text:p>
      <text:p text:style-name="P21"/>
      <text:p text:style-name="P29"><text:bookmark text:name="screen6x02_item4_langue"/>Langues :</text:p>
      <text:p text:style-name="P58"><text:bookmark text:name="screen6x02_item4_langue_item1"/>Anglais Lu, écrit, parlé. Séjours en Angleterre</text:p>
      <text:p text:style-name="P58"><text:bookmark text:name="screen6x02_item4_langue_item2"/>Allemand Niveau Baccalauréat</text:p>
      <text:p text:style-name="P31"><text:bookmark text:name="screen6x02_item4_connaissance"/><text:span text:style-name="T3">Connaissance de Logiciels :</text:span><text:bookmark text:name="screen6x02_item4_connaissance_item1"/><text:span text:style-name="T2">Windows, Word, Excel, Photoshop, Dreamweaver, html 5</text:span></text:p>
      <text:p text:style-name="P59"/>
      <text:p text:style-name="P29">Expérience professionnelle</text:p>
      <text:p text:style-name="P29"/>
      <text:p text:style-name="P18"><text:bookmark text:name="screen6x02_item6_list1"/><text:bookmark text:name="screen6x02_item6"/>2012 - stage chez Orange - Rennes (35) : Concepteur de vidéos</text:p>
      <text:p text:style-name="P18"/>
      <text:p text:style-name="P18"><text:bookmark text:name="screen6x02_item6_list2"/>Août 2011 - Ouvrier agricole - Finchley. Angleterre.</text:p>
      <text:p text:style-name="P18"/>
      <text:p text:style-name="P18"><text:bookmark text:name="screen6x02_item6_list3"/>Juillet 2010 - Préparateur Renault intérim PARTNAIRE – Maubeuge.</text:p>
      <text:p text:style-name="P18"/>
      <text:p text:style-name="P18"><text:bookmark text:name="screen6x02_item6_list4"/>Sept 2009 - Préparateur de commandes - OPTISTOCK – Maubeuge.</text:p>
      <text:p text:style-name="P18"/>
      <text:p text:style-name="P18"><text:bookmark text:name="screen6x02_item6_list5"/>Mai 2009 - Ouvrier agricole - Avesnes sur Helpe.</text:p>
      <text:p text:style-name="P18"/>
      <text:p text:style-name="P18"><text:bookmark text:name="screen6x02_item6_list6"/>Août 2009 - Préparateur de commandes - OPTISTOCK – Maubeuge.</text:p>
      <text:p text:style-name="P18"/>
      <text:p text:style-name="P15"><text:bookmark text:name="screen6x02_item6_list7"/>Août 2008 - Manutentionnaire à GERMIMAG – Maubeuge.</text:p>
      <text:p text:style-name="P20"/>
      <text:p text:style-name="P20"/>
      <text:p text:style-name="P20"/>
      <text:p text:style-name="P22"><text:soft-page-break/>Le CV «  fiche de police »</text:p>
      <text:p text:style-name="P14"><text:line-break/><text:bookmark text:name="screen6x03_item_titre"/><text:bookmark text:name="screen6x03_fleche_bastext"/><text:bookmark text:name="screen6x03_fleche_haut"/><text:bookmark text:name="screen6x03_fleche_bas"/><text:span text:style-name="T8">Curriculum Vitae</text:span></text:p>
      <text:p text:style-name="P12"><text:bookmark text:name="screen6x03_item2"/>Nom : Durand<text:bookmark text:name="screen6x03_item2a"/> </text:p>
      <text:p text:style-name="P12">Prénoms : Joseph, François, Emmanuel</text:p>
      <text:p text:style-name="P12"><text:bookmark text:name="screen6x03_item2b"/>Adresse : 5 rue de Venise - 75011 PARIS</text:p>
      <text:p text:style-name="P12"><text:bookmark text:name="screen6x03_item2c"/>Tél. : 06********</text:p>
      <text:p text:style-name="P12"><text:bookmark text:name="screen6x03_item2d"/>Date de naissance : 10 mai 1965 à VANNES (MORBIHAN)</text:p>
      <text:p text:style-name="P12"><text:bookmark text:name="screen6x03_item2e"/>Etat civil : Marié, 2 enfants de 14 et 17 ans.</text:p>
      <text:p text:style-name="P12"><text:bookmark text:name="screen6x03_item2f"/>Conjoint : mère au foyer.</text:p>
      <text:p text:style-name="P12"><text:bookmark text:name="screen6x03_item2g"/>Nationalité : française.</text:p>
      <text:p text:style-name="P13"><text:bookmark text:name="screen6x03_item2h"/>Numéro de Sécurité Sociale : 1550556119137</text:p>
      <text:p text:style-name="P43"><text:bookmark text:name="screen6x03_item3"/>Recherche</text:p>
      <text:p text:style-name="P21"><text:bookmark text:name="screen6x03_item4_list1"/><text:bookmark text:name="screen6x03_item4"/>Un poste de gestionnaire comptable dans un service de grande distribution.<text:line-break/>Stage récent sur SAP - 15 ans d’expérience.</text:p>
      <text:p text:style-name="P21"/>
      <text:p text:style-name="P28"><text:bookmark text:name="screen6x03_item5"/>Expérience professionnelle</text:p>
      <text:p text:style-name="P28"/>
      <text:list xml:id="list4251987219708791963" text:style-name="L5">
        <text:list-item>
          <text:p text:style-name="P56"><text:bookmark text:name="screen6x03_item6_list1"/><text:bookmark text:name="screen6x03_item6"/>A<text:span text:style-name="T7">u chômage depuis 2012</text:span></text:p>
          <text:p text:style-name="P55"/>
        </text:list-item>
        <text:list-item>
          <text:p text:style-name="P55"><text:bookmark text:name="screen6x03_item6_list2"/>De 1997 à 2012, Société P.C.C. à Rungis, conserverie: Comptable 2e échelon, puis gestionnaire :</text:p>
          <text:p text:style-name="P55"/>
        </text:list-item>
        <text:list-item>
          <text:p text:style-name="P55"><text:bookmark text:name="screen6x03_item6_list2_1"/>j’ai animé le travail d’une mini équipe s’occupant des commandes, des livraisons, factures, transport,</text:p>
        </text:list-item>
        <text:list-item>
          <text:p text:style-name="P55"/>
        </text:list-item>
        <text:list-item>
          <text:p text:style-name="P55"><text:bookmark text:name="screen6x03_item6_list2_2"/>j’ai géré un budget de 320 000 Euros</text:p>
        </text:list-item>
      </text:list>
      <text:p text:style-name="P10"/>
      <text:list xml:id="list33599037" text:continue-numbering="true" text:style-name="L5">
        <text:list-item>
          <text:p text:style-name="P55"><text:bookmark text:name="screen6x03_item6_list2_3"/>j’ai administré les stocks, les approvisionnements et les rémunérations de 13 livreurs.</text:p>
          <text:p text:style-name="P55"/>
        </text:list-item>
        <text:list-item>
          <text:p text:style-name="P45"><text:bookmark text:name="screen6x03_item6_list3"/>De 1982 à 1997 : aide-comptable 1er, puis 2e échelon à AUCHAN-Rennes.</text:p>
          <text:p text:style-name="P47"/>
        </text:list-item>
      </text:list>
      <text:p text:style-name="P20"/>
      <text:p text:style-name="P20"/>
      <text:p text:style-name="P20"/>
      <text:p text:style-name="P20"/>
      <text:p text:style-name="P20"/>
      <text:p text:style-name="P50"><text:soft-page-break/></text:p>
      <text:p text:style-name="P51">Différentes sites pour faire un CV</text:p>
      <text:p text:style-name="P51">designR, canva</text:p>
      <text:p text:style-name="P51">moncvparfai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tion_20_non_20_résolue1" style:display-name="Mention non résolue1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boyeau</meta:initial-creator>
    <dc:creator>ambre bouteldja</dc:creator>
    <meta:editing-cycles>45</meta:editing-cycles>
    <meta:print-date>2020-09-22T12:13:00</meta:print-date>
    <meta:creation-date>2020-09-30T10:22:00</meta:creation-date>
    <dc:date>2020-11-24T13:35:54.80</dc:date>
    <meta:editing-duration>PT2H30M50S</meta:editing-duration>
    <meta:generator>OpenOffice/4.1.3$Win32 OpenOffice.org_project/413m1$Build-9783</meta:generator>
    <meta:document-statistic meta:table-count="1" meta:image-count="0" meta:object-count="0" meta:page-count="7" meta:paragraph-count="111" meta:word-count="769" meta:character-count="4528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